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textarea-vertical-align="top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start"/>
      <style:text-properties fo:font-size="32pt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t Hadoop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2"/></text:p>
            <text:p text:style-name="P2"><text:span text:style-name="T2">How to get Hadoop?</text:span></text:p>
            <text:p text:style-name="P1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t Hadoop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1"><text:span text:style-name="T2">Cloudera Image</text:span></text:p>
            <text:p text:style-name="P1"><text:span text:style-name="T2"/></text:p>
            <text:p text:style-name="P1"><text:span text:style-name="T2">Pro</text:span></text:p>
            <text:p text:style-name="P1"><text:span text:style-name="T2"/></text:p>
            <text:p text:style-name="P1"><text:span text:style-name="T2">Con</text:span></text:p>
            <text:p text:style-name="P1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t Hadoop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1"><text:span text:style-name="T2">CDH (Cloudera Hadoop)</text:span></text:p>
            <text:p text:style-name="P1"><text:span text:style-name="T2"/></text:p>
            <text:p text:style-name="P1"><text:span text:style-name="T2">Pro</text:span></text:p>
            <text:p text:style-name="P1"><text:span text:style-name="T2"/></text:p>
            <text:p text:style-name="P1"><text:span text:style-name="T2">Con</text:span></text:p>
            <text:p text:style-name="P1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t Hadoop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1"><text:span text:style-name="T2">Docker</text:span></text:p>
            <text:p text:style-name="P1"><text:span text:style-name="T2"/></text:p>
            <text:p text:style-name="P1"><text:span text:style-name="T2">Pro</text:span></text:p>
            <text:p text:style-name="P1"><text:span text:style-name="T2"/></text:p>
            <text:p text:style-name="P1"><text:span text:style-name="T2">Con</text:span></text:p>
            <text:p text:style-name="P1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t Hadoop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1"><text:span text:style-name="T2">HDInsight</text:span></text:p>
            <text:p text:style-name="P1"><text:span text:style-name="T2"/></text:p>
            <text:p text:style-name="P1"><text:span text:style-name="T2">Pro</text:span></text:p>
            <text:p text:style-name="P1"><text:span text:style-name="T2"/></text:p>
            <text:p text:style-name="P1"><text:span text:style-name="T2">Con</text:span></text:p>
            <text:p text:style-name="P1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t Hadoop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1"><text:span text:style-name="T2">Microsoft Azure</text:span></text:p>
            <text:p text:style-name="P1"><text:span text:style-name="T2"/></text:p>
            <text:p text:style-name="P1"><text:span text:style-name="T2">Pro</text:span></text:p>
            <text:p text:style-name="P1"><text:span text:style-name="T2"/></text:p>
            <text:p text:style-name="P1"><text:span text:style-name="T2">Con</text:span></text:p>
            <text:p text:style-name="P1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t Hadoop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1"><text:span text:style-name="T2">AWS Containers</text:span></text:p>
            <text:p text:style-name="P1"><text:span text:style-name="T2"/></text:p>
            <text:p text:style-name="P1"><text:span text:style-name="T2">Pro</text:span></text:p>
            <text:p text:style-name="P1"><text:span text:style-name="T2"/></text:p>
            <text:p text:style-name="P1"><text:span text:style-name="T2">Con</text:span></text:p>
            <text:p text:style-name="P1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t Hadoop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1"><text:span text:style-name="T2">Amazon Web Services</text:span></text:p>
            <text:p text:style-name="P1"><text:span text:style-name="T2"/></text:p>
            <text:p text:style-name="P1"><text:span text:style-name="T2">Pro</text:span></text:p>
            <text:p text:style-name="P1"><text:span text:style-name="T2"/></text:p>
            <text:p text:style-name="P1"><text:span text:style-name="T2">Con</text:span></text:p>
            <text:p text:style-name="P1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t Hadoop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1"><text:span text:style-name="T2">Local Installation Windows</text:span></text:p>
            <text:p text:style-name="P1"><text:span text:style-name="T2"/></text:p>
            <text:p text:style-name="P1"><text:span text:style-name="T2">Pro</text:span></text:p>
            <text:p text:style-name="P1"><text:span text:style-name="T2"/></text:p>
            <text:p text:style-name="P1"><text:span text:style-name="T2">Con</text:span></text:p>
            <text:p text:style-name="P1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t Hadoop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1"><text:span text:style-name="T2">Local Installation *nix</text:span></text:p>
            <text:p text:style-name="P1"><text:span text:style-name="T2"/></text:p>
            <text:p text:style-name="P1"><text:span text:style-name="T2">Pro</text:span></text:p>
            <text:p text:style-name="P1"><text:span text:style-name="T2"/></text:p>
            <text:p text:style-name="P1"><text:span text:style-name="T2">Con</text:span></text:p>
            <text:p text:style-name="P1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3T20:27:59.200000000</meta:creation-date>
    <dc:date>2015-11-23T22:43:58.897000000</dc:date>
    <meta:editing-duration>PT8H15M54S</meta:editing-duration>
    <meta:editing-cycles>28</meta:editing-cycles>
    <meta:generator>LibreOffice/4.4.2.2$Windows_x86 LibreOffice_project/c4c7d32d0d49397cad38d62472b0bc8acff48dd6</meta:generator>
    <meta:document-statistic meta:object-count="61"/>
  </office:meta>
</office:document-meta>
</file>